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3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Epidemiological Week</text:p>
          </table:table-cell>
          <table:table-cell table:number-columns-repeated="8"/>
          <table:table-cell office:value-type="string" calcext:value-type="string">
            <text:p>Incidence Rate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35,8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337" calcext:value-type="float">
            <text:p>33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325,12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347" calcext:value-type="float">
            <text:p>3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1,6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.53" calcext:value-type="float">
            <text:p>32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5,2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2.24" calcext:value-type="float">
            <text:p>82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2,36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97" calcext:value-type="float">
            <text:p>14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12,5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8.45" calcext:value-type="float">
            <text:p>148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1.97" calcext:value-type="float">
            <text:p>81.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8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office:value-type="string" calcext:value-type="string">
            <text:p>26,459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7.79" calcext:value-type="float">
            <text:p>57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6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1,2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0,6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15.33" calcext:value-type="float">
            <text:p>315.33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adaloupe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0,6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405" calcext:value-type="float">
            <text:p>4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Barthelemy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office:value-type="float" office:value="854" calcext:value-type="float">
            <text:p>85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17,208</text:p>
          </table:table-cell>
          <table:table-cell office:value-type="string" calcext:value-type="string">
            <text:p>1,19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66.89" calcext:value-type="float">
            <text:p>166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0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17,32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.22" calcext:value-type="float">
            <text:p>35.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9,5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cuador&amp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1,33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1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2,77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office:value-type="string" calcext:value-type="string">
            <text:p>37,596</text:p>
          </table:table-cell>
          <table:table-cell office:value-type="string" calcext:value-type="string">
            <text:p>2,7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8.96" calcext:value-type="float">
            <text:p>28.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9,2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3,062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,1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92,447</text:p>
          </table:table-cell>
          <table:table-cell office:value-type="string" calcext:value-type="string">
            <text:p>30,315</text:p>
          </table:table-cell>
          <table:table-cell table:number-columns-repeated="3"/>
          <table:table-cell office:value-type="float" office:value="60.28" calcext:value-type="float">
            <text:p>60.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3,6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9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861" calcext:value-type="float">
            <text:p>86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78" calcext:value-type="float">
            <text:p>12.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0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3,42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office:value-type="string" calcext:value-type="string">
            <text:p>96,370</text:p>
          </table:table-cell>
          <table:table-cell office:value-type="string" calcext:value-type="string">
            <text:p>30,665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46.33" calcext:value-type="float">
            <text:p>46.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74,1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387" calcext:value-type="float">
            <text:p>3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807" calcext:value-type="float">
            <text:p>8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2,8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48" calcext:value-type="float">
            <text:p>5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,3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5"/>
          <table:table-cell office:value-type="string" calcext:value-type="string">
            <text:p>161,279</text:p>
          </table:table-cell>
          <table:table-cell office:value-type="string" calcext:value-type="string">
            <text:p>34,34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9.74" calcext:value-type="float">
            <text:p>19.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91,1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8:45</meta:creation-date>
    <dc:date>2018-09-01T10:08:45</dc:date>
    <meta:generator>LibreOffice/5.1.6.2$Linux_X86_64 LibreOffice_project/10m0$Build-2</meta:generator>
    <meta:document-statistic meta:table-count="1" meta:cell-count="34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